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>
            <text:p>Datum</text:p>
          </table:table-cell>
          <table:table-cell office:value-type="string">
            <text:p>Eingefroren</text:p>
          </table:table-cell>
          <table:table-cell office:value-type="string">
            <text:p>Gemintet</text:p>
          </table:table-cell>
          <table:table-cell office:value-type="string">
            <text:p>monatlich</text:p>
          </table:table-cell>
          <table:table-cell office:value-type="string">
            <text:p>am</text:p>
          </table:table-cell>
          <table:table-cell table:number-columns-repeated="2"/>
        </table:table-row>
        <table:table-row table:style-name="ro1">
          <table:table-cell office:value-type="date" office:date-value="2021-06-21">
            <text:p>21.06.21</text:p>
          </table:table-cell>
          <table:table-cell office:value-type="float" office:value="0">
            <text:p>0</text:p>
          </table:table-cell>
          <table:table-cell office:value-type="float" office:value="128.6991">
            <text:p>128,6991</text:p>
          </table:table-cell>
          <table:table-cell office:value-type="float" office:value="3.6493">
            <text:p>3,6493</text:p>
          </table:table-cell>
          <table:table-cell table:style-name="ce2" office:value-type="float" office:value="19">
            <text:p>19</text:p>
          </table:table-cell>
          <table:table-cell/>
          <table:table-cell office:value-type="string">
            <text:p>Das sind die Daten meiner eingefrorenen SmartContracts.</text:p>
          </table:table-cell>
        </table:table-row>
        <table:table-row table:style-name="ro2">
          <table:table-cell office:value-type="date" office:date-value="2021-06-21">
            <text:p>21.06.21</text:p>
          </table:table-cell>
          <table:table-cell office:value-type="float" office:value="0">
            <text:p>0</text:p>
          </table:table-cell>
          <table:table-cell office:value-type="float" office:value="3011.178">
            <text:p>3011,178</text:p>
          </table:table-cell>
          <table:table-cell office:value-type="float" office:value="84.8219">
            <text:p>84,821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Aufgaben</text:p>
          </table:table-cell>
        </table:table-row>
        <table:table-row table:style-name="ro1">
          <table:table-cell office:value-type="date" office:date-value="2021-06-21">
            <text:p>21.06.21</text:p>
          </table:table-cell>
          <table:table-cell office:value-type="float" office:value="0">
            <text:p>0</text:p>
          </table:table-cell>
          <table:table-cell office:value-type="float" office:value="23.1524">
            <text:p>23,1524</text:p>
          </table:table-cell>
          <table:table-cell office:value-type="float" office:value="0.6509">
            <text:p>0,650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1) Daten strukturiert in eine Liste von SmartContracts einlesen</text:p>
          </table:table-cell>
        </table:table-row>
        <table:table-row table:style-name="ro1">
          <table:table-cell office:value-type="date" office:date-value="2021-06-21">
            <text:p>21.06.21</text:p>
          </table:table-cell>
          <table:table-cell office:value-type="float" office:value="0">
            <text:p>0</text:p>
          </table:table-cell>
          <table:table-cell office:value-type="float" office:value="128.6991">
            <text:p>128,6991</text:p>
          </table:table-cell>
          <table:table-cell office:value-type="float" office:value="3.6493">
            <text:p>3,6493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) Datei in derselben Struktur wieder rausschreiben</text:p>
          </table:table-cell>
        </table:table-row>
        <table:table-row table:style-name="ro1">
          <table:table-cell office:value-type="date" office:date-value="2021-06-22">
            <text:p>22.06.21</text:p>
          </table:table-cell>
          <table:table-cell office:value-type="float" office:value="0">
            <text:p>0</text:p>
          </table:table-cell>
          <table:table-cell office:value-type="float" office:value="128.6991">
            <text:p>128,6991</text:p>
          </table:table-cell>
          <table:table-cell office:value-type="float" office:value="3.6493">
            <text:p>3,6493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3) zweite Tabelle schreiben, in der alle Mintings bis zum 31.3.2022 aufgeführt sind</text:p>
          </table:table-cell>
        </table:table-row>
        <table:table-row table:style-name="ro2">
          <table:table-cell office:value-type="date" office:date-value="2021-06-22">
            <text:p>22.06.21</text:p>
          </table:table-cell>
          <table:table-cell office:value-type="float" office:value="0">
            <text:p>0</text:p>
          </table:table-cell>
          <table:table-cell office:value-type="float" office:value="3011.178">
            <text:p>3011,178</text:p>
          </table:table-cell>
          <table:table-cell office:value-type="float" office:value="84.8219">
            <text:p>84,821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1-06-22">
            <text:p>22.06.21</text:p>
          </table:table-cell>
          <table:table-cell office:value-type="float" office:value="0">
            <text:p>0</text:p>
          </table:table-cell>
          <table:table-cell office:value-type="float" office:value="128.6991">
            <text:p>128,6991</text:p>
          </table:table-cell>
          <table:table-cell office:value-type="float" office:value="3.6493">
            <text:p>3,649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1-06-26">
            <text:p>26.06.21</text:p>
          </table:table-cell>
          <table:table-cell office:value-type="float" office:value="0">
            <text:p>0</text:p>
          </table:table-cell>
          <table:table-cell office:value-type="float" office:value="128.6991">
            <text:p>128,6991</text:p>
          </table:table-cell>
          <table:table-cell office:value-type="float" office:value="3.6493">
            <text:p>3,649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1-06-26">
            <text:p>26.06.21</text:p>
          </table:table-cell>
          <table:table-cell office:value-type="float" office:value="0">
            <text:p>0</text:p>
          </table:table-cell>
          <table:table-cell office:value-type="float" office:value="23.1524">
            <text:p>23,1524</text:p>
          </table:table-cell>
          <table:table-cell office:value-type="float" office:value="0.6509">
            <text:p>0,650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1-06-26">
            <text:p>26.06.21</text:p>
          </table:table-cell>
          <table:table-cell office:value-type="float" office:value="0">
            <text:p>0</text:p>
          </table:table-cell>
          <table:table-cell office:value-type="float" office:value="3011.178">
            <text:p>3011,178</text:p>
          </table:table-cell>
          <table:table-cell office:value-type="float" office:value="84.8219">
            <text:p>84,821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1-05-25">
            <text:p>25.05.21</text:p>
          </table:table-cell>
          <table:table-cell office:value-type="float" office:value="18.51">
            <text:p>18,51</text:p>
          </table:table-cell>
          <table:table-cell office:value-type="float" office:value="5.553">
            <text:p>5,553</text:p>
          </table:table-cell>
          <table:table-cell office:value-type="float" office:value="0.4627">
            <text:p>0,462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1-06-10">
            <text:p>10.06.21</text:p>
          </table:table-cell>
          <table:table-cell office:value-type="float" office:value="41.712">
            <text:p>41,712</text:p>
          </table:table-cell>
          <table:table-cell office:value-type="float" office:value="12.5136">
            <text:p>12,5136</text:p>
          </table:table-cell>
          <table:table-cell office:value-type="float" office:value="1.0428">
            <text:p>1,042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date" office:date-value="2021-06-16">
            <text:p>16.06.21</text:p>
          </table:table-cell>
          <table:table-cell office:value-type="float" office:value="20.796">
            <text:p>20,796</text:p>
          </table:table-cell>
          <table:table-cell office:value-type="float" office:value="6.2388">
            <text:p>6,2388</text:p>
          </table:table-cell>
          <table:table-cell office:value-type="float" office:value="0.5199">
            <text:p>0,519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date" office:date-value="2021-06-27">
            <text:p>27.06.21</text:p>
          </table:table-cell>
          <table:table-cell office:value-type="float" office:value="0">
            <text:p>0</text:p>
          </table:table-cell>
          <table:table-cell office:value-type="float" office:value="356.2185">
            <text:p>356,2185</text:p>
          </table:table-cell>
          <table:table-cell office:value-type="float" office:value="6.8503">
            <text:p>6,8503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21-06-28">
            <text:p>28.06.21</text:p>
          </table:table-cell>
          <table:table-cell office:value-type="float" office:value="125.2444">
            <text:p>125,2444</text:p>
          </table:table-cell>
          <table:table-cell office:value-type="float" office:value="37.5733">
            <text:p>37,5733</text:p>
          </table:table-cell>
          <table:table-cell office:value-type="float" office:value="3.1311">
            <text:p>3,131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date" office:date-value="2021-07-19">
            <text:p>19.07.21</text:p>
          </table:table-cell>
          <table:table-cell office:value-type="float" office:value="0">
            <text:p>0</text:p>
          </table:table-cell>
          <table:table-cell office:value-type="float" office:value="520.627">
            <text:p>520,627</text:p>
          </table:table-cell>
          <table:table-cell office:value-type="float" office:value="6.8503">
            <text:p>6,850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1-08-05">
            <text:p>05.08.21</text:p>
          </table:table-cell>
          <table:table-cell office:value-type="float" office:value="771.9811">
            <text:p>771,9811</text:p>
          </table:table-cell>
          <table:table-cell office:value-type="float" office:value="694.783">
            <text:p>694,783</text:p>
          </table:table-cell>
          <table:table-cell office:value-type="float" office:value="19.2995">
            <text:p>19,299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date" office:date-value="2021-08-07">
            <text:p>07.08.21</text:p>
          </table:table-cell>
          <table:table-cell office:value-type="float" office:value="0">
            <text:p>0</text:p>
          </table:table-cell>
          <table:table-cell office:value-type="float" office:value="600.003">
            <text:p>600,003</text:p>
          </table:table-cell>
          <table:table-cell office:value-type="float" office:value="16.6667">
            <text:p>16,666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date" office:date-value="2021-08-07">
            <text:p>07.08.21</text:p>
          </table:table-cell>
          <table:table-cell office:value-type="float" office:value="0">
            <text:p>0</text:p>
          </table:table-cell>
          <table:table-cell office:value-type="float" office:value="100.08">
            <text:p>100,08</text:p>
          </table:table-cell>
          <table:table-cell office:value-type="float" office:value="2.78">
            <text:p>2,7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date" office:date-value="2021-08-22">
            <text:p>22.08.21</text:p>
          </table:table-cell>
          <table:table-cell office:value-type="float" office:value="341.1609">
            <text:p>341,1609</text:p>
          </table:table-cell>
          <table:table-cell office:value-type="float" office:value="307.0448">
            <text:p>307,0448</text:p>
          </table:table-cell>
          <table:table-cell office:value-type="float" office:value="8.529">
            <text:p>8,52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1-09-11">
            <text:p>11.09.21</text:p>
          </table:table-cell>
          <table:table-cell office:value-type="float" office:value="0">
            <text:p>0</text:p>
          </table:table-cell>
          <table:table-cell office:value-type="float" office:value="200.07">
            <text:p>200,07</text:p>
          </table:table-cell>
          <table:table-cell office:value-type="float" office:value="5.5575">
            <text:p>5,557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date" office:date-value="2021-10-19">
            <text:p>19.10.21</text:p>
          </table:table-cell>
          <table:table-cell office:value-type="float" office:value="684.0408">
            <text:p>684,0408</text:p>
          </table:table-cell>
          <table:table-cell office:value-type="float" office:value="615.6367">
            <text:p>615,6367</text:p>
          </table:table-cell>
          <table:table-cell office:value-type="float" office:value="17.101">
            <text:p>17,101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date" office:date-value="2021-11-02">
            <text:p>02.11.21</text:p>
          </table:table-cell>
          <table:table-cell office:value-type="float" office:value="241.0106">
            <text:p>241,0106</text:p>
          </table:table-cell>
          <table:table-cell office:value-type="float" office:value="216.9095">
            <text:p>216,9095</text:p>
          </table:table-cell>
          <table:table-cell office:value-type="float" office:value="6.0252">
            <text:p>6,025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date" office:date-value="2021-11-18">
            <text:p>18.11.21</text:p>
          </table:table-cell>
          <table:table-cell office:value-type="float" office:value="330.9194">
            <text:p>330,9194</text:p>
          </table:table-cell>
          <table:table-cell office:value-type="float" office:value="297.8275">
            <text:p>297,8275</text:p>
          </table:table-cell>
          <table:table-cell office:value-type="float" office:value="8.2729">
            <text:p>8,2729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date" office:date-value="2021-12-12">
            <text:p>12.12.21</text:p>
          </table:table-cell>
          <table:table-cell office:value-type="float" office:value="94.8781">
            <text:p>94,8781</text:p>
          </table:table-cell>
          <table:table-cell office:value-type="float" office:value="85.3903">
            <text:p>85,3903</text:p>
          </table:table-cell>
          <table:table-cell office:value-type="float" office:value="2.3719">
            <text:p>2,371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date" office:date-value="2021-12-15">
            <text:p>15.12.21</text:p>
          </table:table-cell>
          <table:table-cell office:value-type="float" office:value="5835.8704">
            <text:p>5835,8704</text:p>
          </table:table-cell>
          <table:table-cell office:value-type="float" office:value="5252.2834">
            <text:p>5252,2834</text:p>
          </table:table-cell>
          <table:table-cell office:value-type="float" office:value="145.8967">
            <text:p>145,896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date" office:date-value="2021-12-15">
            <text:p>15.12.21</text:p>
          </table:table-cell>
          <table:table-cell office:value-type="float" office:value="419.4305">
            <text:p>419,4305</text:p>
          </table:table-cell>
          <table:table-cell office:value-type="float" office:value="377.4875">
            <text:p>377,4875</text:p>
          </table:table-cell>
          <table:table-cell office:value-type="float" office:value="10.4857">
            <text:p>10,485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date" office:date-value="2021-12-19">
            <text:p>19.12.21</text:p>
          </table:table-cell>
          <table:table-cell office:value-type="float" office:value="0">
            <text:p>0</text:p>
          </table:table-cell>
          <table:table-cell office:value-type="float" office:value="199.0696">
            <text:p>199,0696</text:p>
          </table:table-cell>
          <table:table-cell office:value-type="float" office:value="5.5297">
            <text:p>5,529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date" office:date-value="2021-12-20">
            <text:p>20.12.21</text:p>
          </table:table-cell>
          <table:table-cell office:value-type="float" office:value="48.2974">
            <text:p>48,2974</text:p>
          </table:table-cell>
          <table:table-cell office:value-type="float" office:value="43.4676">
            <text:p>43,4676</text:p>
          </table:table-cell>
          <table:table-cell office:value-type="float" office:value="1.2074">
            <text:p>1,207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date" office:date-value="2021-12-24">
            <text:p>24.12.21</text:p>
          </table:table-cell>
          <table:table-cell office:value-type="float" office:value="0">
            <text:p>0</text:p>
          </table:table-cell>
          <table:table-cell office:value-type="float" office:value="5970.0298">
            <text:p>5970,0298</text:p>
          </table:table-cell>
          <table:table-cell office:value-type="float" office:value="165.8341">
            <text:p>165,834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date" office:date-value="2021-12-28">
            <text:p>28.12.21</text:p>
          </table:table-cell>
          <table:table-cell office:value-type="float" office:value="583.4695">
            <text:p>583,4695</text:p>
          </table:table-cell>
          <table:table-cell office:value-type="float" office:value="525.1226">
            <text:p>525,1226</text:p>
          </table:table-cell>
          <table:table-cell office:value-type="float" office:value="14.5867">
            <text:p>14,5867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date" office:date-value="2021-12-28">
            <text:p>28.12.21</text:p>
          </table:table-cell>
          <table:table-cell office:value-type="float" office:value="17.5386">
            <text:p>17,5386</text:p>
          </table:table-cell>
          <table:table-cell office:value-type="float" office:value="15.7847">
            <text:p>15,7847</text:p>
          </table:table-cell>
          <table:table-cell office:value-type="float" office:value="0.4384">
            <text:p>0,4384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date" office:date-value="2021-12-29">
            <text:p>29.12.21</text:p>
          </table:table-cell>
          <table:table-cell office:value-type="float" office:value="0">
            <text:p>0</text:p>
          </table:table-cell>
          <table:table-cell office:value-type="float" office:value="1194.0597">
            <text:p>1194,0597</text:p>
          </table:table-cell>
          <table:table-cell office:value-type="float" office:value="33.1683">
            <text:p>33,1683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date" office:date-value="2022-01-09">
            <text:p>09.01.22</text:p>
          </table:table-cell>
          <table:table-cell office:value-type="float" office:value="78.8877">
            <text:p>78,8877</text:p>
          </table:table-cell>
          <table:table-cell office:value-type="float" office:value="70.999">
            <text:p>70,999</text:p>
          </table:table-cell>
          <table:table-cell office:value-type="float" office:value="1.9721">
            <text:p>1,972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date" office:date-value="2022-01-20">
            <text:p>20.01.22</text:p>
          </table:table-cell>
          <table:table-cell office:value-type="float" office:value="1611.3371">
            <text:p>1611,3371</text:p>
          </table:table-cell>
          <table:table-cell office:value-type="float" office:value="1450.2034">
            <text:p>1450,2034</text:p>
          </table:table-cell>
          <table:table-cell office:value-type="float" office:value="40.2834">
            <text:p>40,283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date" office:date-value="2022-01-26">
            <text:p>26.01.22</text:p>
          </table:table-cell>
          <table:table-cell office:value-type="float" office:value="55.5628">
            <text:p>55,5628</text:p>
          </table:table-cell>
          <table:table-cell office:value-type="float" office:value="50.0066">
            <text:p>50,0066</text:p>
          </table:table-cell>
          <table:table-cell office:value-type="float" office:value="1.389">
            <text:p>1,38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21-11-02">
            <text:p>02.11.21</text:p>
          </table:table-cell>
          <table:table-cell office:value-type="float" office:value="0">
            <text:p>0</text:p>
          </table:table-cell>
          <table:table-cell office:value-type="float" office:value="1194.0597">
            <text:p>1194,0597</text:p>
          </table:table-cell>
          <table:table-cell office:value-type="float" office:value="33.1683">
            <text:p>33,168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date" office:date-value="2022-02-01">
            <text:p>01.02.22</text:p>
          </table:table-cell>
          <table:table-cell office:value-type="float" office:value="184.36">
            <text:p>184,36</text:p>
          </table:table-cell>
          <table:table-cell office:value-type="float" office:value="165.924">
            <text:p>165,924</text:p>
          </table:table-cell>
          <table:table-cell office:value-type="float" office:value="4.60900058">
            <text:p>4,60900058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 number:grouping="true"/>
    </number:number-style>
    <number:number-style style:name="N108">
      <number:number number:decimal-places="4" number:min-integer-digits="0" number:grouping="true"/>
    </number:number-style>
    <number:number-style style:name="N109">
      <number:number number:decimal-places="3" number:min-integer-digits="1" number:grouping="true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6" number:min-integer-digits="1" number:grouping="true"/>
    </number:number-style>
    <number:number-style style:name="N112">
      <number:number number:decimal-places="7" number:min-integer-digits="1" number:grouping="true"/>
    </number:number-style>
    <number:number-style style:name="N113">
      <number:number number:decimal-places="8" number:min-integer-digits="1" number:grouping="true"/>
    </number:number-style>
    <number:number-style style:name="N114">
      <number:number number:decimal-places="9" number:min-integer-digits="1" number:grouping="true"/>
    </number:number-style>
    <number:number-style style:name="N115">
      <number:number number:decimal-places="10" number:min-integer-digits="1" number:grouping="true"/>
    </number:number-style>
    <number:number-style style:name="N116">
      <number:number number:decimal-places="11" number:min-integer-digits="1" number:grouping="true"/>
    </number:number-style>
    <number:currency-style style:name="N117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number:time-style style:name="N12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26">
      <number:number number:decimal-places="9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 number:grouping="true"/>
    </number:number-style>
    <number:number-style style:name="N131">
      <number:number number:decimal-places="13" number:min-integer-digits="1" number:grouping="true"/>
    </number:number-style>
    <number:number-style style:name="N132">
      <number:number number:decimal-places="14" number:min-integer-digits="1" number:grouping="true"/>
    </number:number-style>
    <number:number-style style:name="N133">
      <number:number number:decimal-places="1" number:min-integer-digits="1" number:grouping="true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number:number-style style:name="N8128" number:language="de" number:country="DE">
      <number:number number:decimal-places="5" number:min-integer-digits="1"/>
    </number:number-style>
    <number:number-style style:name="N8129" number:language="de" number:country="DE">
      <number:number number:decimal-places="6" number:min-integer-digits="1"/>
    </number:number-style>
    <number:number-style style:name="N8130" number:language="de" number:country="DE">
      <number:number number:decimal-places="7" number:min-integer-digits="1"/>
    </number:number-style>
    <number:number-style style:name="N8131" number:language="de" number:country="DE">
      <number:number number:decimal-places="8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9.02.2022</text:date>, <text:time>22:5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a </meta:initial-creator>
    <meta:creation-date>2022-02-09T22:46:46</meta:creation-date>
    <dc:date>2022-02-09T22:59:47.23</dc:date>
    <dc:creator>Dara </dc:creator>
    <meta:editing-duration>PT13M1S</meta:editing-duration>
    <meta:editing-cycles>1</meta:editing-cycles>
    <meta:document-statistic meta:table-count="3" meta:cell-count="200" meta:object-count="0"/>
    <meta:generator>OpenOffice/4.1.11$Win32 OpenOffice.org_project/4111m1$Build-9808</meta:generator>
  </office:meta>
</office:document-meta>
</file>